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mpact" svg:font-family="Impact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officeooo:rsid="0017203a" officeooo:paragraph-rsid="0017203a" style:font-size-asian="14pt" style:font-size-complex="16pt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paragraph-rsid="0017203a" style:font-size-asian="14pt" style:font-weight-asian="bold" style:font-size-complex="16pt" style:font-weight-complex="bold"/>
    </style:style>
    <style:style style:name="P3" style:family="paragraph" style:parent-style-name="Standard">
      <loext:graphic-properties draw:fill-hatch-name="hatch"/>
      <style:paragraph-properties fo:padding="0.049cm" fo:border="0.06pt solid #000000"/>
      <style:text-properties officeooo:rsid="00167286" officeooo:paragraph-rsid="0017203a"/>
    </style:style>
    <style:style style:name="P4" style:family="paragraph" style:parent-style-name="Standard">
      <loext:graphic-properties draw:fill-hatch-name="hatch"/>
      <style:paragraph-properties fo:margin-top="0cm" fo:margin-bottom="0.3cm" style:contextual-spacing="false" fo:padding="0.049cm" fo:border="0.06pt solid #000000"/>
      <style:text-properties officeooo:rsid="00167286" officeooo:paragraph-rsid="0017203a"/>
    </style:style>
    <style:style style:name="P5" style:family="paragraph" style:parent-style-name="Standard">
      <loext:graphic-properties draw:fill-hatch-name="hatch"/>
      <style:paragraph-properties fo:margin-top="0cm" fo:margin-bottom="0cm" style:contextual-spacing="false" fo:padding="0.049cm" fo:border="0.06pt solid #000000"/>
      <style:text-properties officeooo:rsid="00167286" officeooo:paragraph-rsid="0017203a"/>
    </style:style>
    <style:style style:name="P6" style:family="paragraph" style:parent-style-name="Standard">
      <loext:graphic-properties draw:fill-hatch-name="hatch"/>
      <style:paragraph-properties fo:margin-top="0cm" fo:margin-bottom="0.3cm" style:contextual-spacing="false" fo:padding="0.049cm" fo:border="0.06pt solid #000000"/>
      <style:text-properties officeooo:rsid="00167286" officeooo:paragraph-rsid="00197399"/>
    </style:style>
    <style:style style:name="P7" style:family="paragraph" style:parent-style-name="Standard">
      <loext:graphic-properties draw:fill-hatch-name="hatch"/>
      <style:paragraph-properties fo:padding="0.049cm" fo:border="0.06pt solid #000000"/>
      <style:text-properties fo:font-weight="bold" officeooo:rsid="00167286" officeooo:paragraph-rsid="0017203a" style:font-weight-asian="bold" style:font-weight-complex="bold"/>
    </style:style>
    <style:style style:name="P8" style:family="paragraph" style:parent-style-name="Standard">
      <loext:graphic-properties draw:fill-hatch-name="hatch"/>
      <style:paragraph-properties fo:line-height="100%" fo:padding="0.049cm" fo:border="0.06pt solid #000000"/>
      <style:text-properties officeooo:rsid="00167286" officeooo:paragraph-rsid="0022c825"/>
    </style:style>
    <style:style style:name="P9" style:family="paragraph" style:parent-style-name="Standard">
      <loext:graphic-properties draw:fill-hatch-name="hatch"/>
      <style:paragraph-properties fo:margin-left="0cm" fo:margin-right="0cm" fo:margin-top="0cm" fo:margin-bottom="0.3cm" style:contextual-spacing="false" fo:line-height="100%" fo:text-indent="0cm" style:auto-text-indent="false" fo:padding="0.049cm" fo:border="0.06pt solid #000000"/>
      <style:text-properties officeooo:rsid="00167286" officeooo:paragraph-rsid="001970b6"/>
    </style:style>
    <style:style style:name="P10" style:family="paragraph" style:parent-style-name="Standard">
      <loext:graphic-properties draw:fill-hatch-name="hatch"/>
      <style:paragraph-properties fo:text-align="justify" style:justify-single-word="false" fo:padding="0.049cm" fo:border="0.06pt solid #000000"/>
      <style:text-properties style:font-name="Arial1" fo:font-size="12pt" fo:font-style="italic" officeooo:rsid="00167286" officeooo:paragraph-rsid="0017203a" style:font-size-asian="12pt" style:font-style-asian="italic" style:font-size-complex="12pt" style:font-style-complex="italic"/>
    </style:style>
    <style:style style:name="P11" style:family="paragraph" style:parent-style-name="Standard">
      <loext:graphic-properties draw:fill-hatch-name="hatch"/>
      <style:paragraph-properties fo:line-height="100%" fo:padding="0.049cm" fo:border="0.06pt solid #000000"/>
      <style:text-properties fo:font-size="10pt" fo:font-style="italic" fo:font-weight="normal" officeooo:rsid="0022c825" officeooo:paragraph-rsid="0022c825" style:font-size-asian="8.75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loext:graphic-properties draw:fill-hatch-name="hatch"/>
      <style:paragraph-properties fo:padding="0.049cm" fo:border="0.06pt solid #000000"/>
      <style:text-properties fo:font-weight="bold" officeooo:rsid="00167286" officeooo:paragraph-rsid="00197399" style:font-weight-asian="bold" style:font-weight-complex="bold"/>
    </style:style>
    <style:style style:name="P13" style:family="paragraph" style:parent-style-name="Standard">
      <loext:graphic-properties draw:fill-hatch-name="hatch"/>
      <style:paragraph-properties fo:line-height="100%" fo:padding="0.049cm" fo:border="0.06pt solid #000000"/>
      <style:text-properties style:font-name="Impact" fo:font-size="16pt" fo:font-weight="bold" officeooo:rsid="0022c825" officeooo:paragraph-rsid="0022c825" style:font-size-asian="14pt" style:font-weight-asian="bold" style:font-size-complex="16pt" style:font-weight-complex="bold"/>
    </style:style>
    <style:style style:name="P14" style:family="paragraph" style:parent-style-name="Standard">
      <loext:graphic-properties draw:fill-hatch-name="hatch"/>
      <style:paragraph-properties fo:line-height="100%" fo:padding="0.049cm" fo:border="0.06pt solid #000000"/>
      <style:text-properties style:font-name="TAhoma" fo:font-size="11pt" fo:font-style="normal" fo:font-weight="bold" officeooo:rsid="0022c825" officeooo:paragraph-rsid="0022c825" style:font-size-asian="9.60000038146973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loext:graphic-properties draw:fill-hatch-name="hatch"/>
      <style:paragraph-properties fo:line-height="100%" fo:padding="0.049cm" fo:border="0.06pt solid #000000"/>
      <style:text-properties fo:font-style="italic" fo:font-weight="bold" officeooo:rsid="00167286" officeooo:paragraph-rsid="001970b6" style:font-style-asian="italic" style:font-weight-asian="bold" style:font-style-complex="italic" style:font-weight-complex="bold"/>
    </style:style>
    <style:style style:name="P16" style:family="paragraph" style:parent-style-name="Standard">
      <loext:graphic-properties draw:fill-hatch-name="hatch"/>
      <style:paragraph-properties fo:line-height="200%" fo:padding="0.049cm" fo:border="0.06pt solid #000000"/>
      <style:text-properties style:font-name="Times New Roman" fo:font-style="italic" officeooo:rsid="00167286" officeooo:paragraph-rsid="0017203a" style:font-style-asian="italic" style:font-style-complex="italic"/>
    </style:style>
    <style:style style:name="T1" style:family="text">
      <style:text-properties officeooo:rsid="001720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bold" style:text-underline-color="font-color"/>
    </style:style>
    <style:style style:name="T5" style:family="text">
      <style:text-properties style:text-underline-style="dot-dash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underline-style="dotted" style:text-underline-width="auto" style:text-underline-color="font-color"/>
    </style:style>
    <style:style style:name="T8" style:family="text">
      <style:text-properties style:text-underline-style="dash" style:text-underline-width="auto" style:text-underline-color="font-color"/>
    </style:style>
    <style:style style:name="T9" style:family="text">
      <style:text-properties style:text-underline-style="dot-dot-dash" style:text-underline-width="auto" style:text-underline-color="font-color"/>
    </style:style>
    <style:style style:name="T10" style:family="text">
      <style:text-properties style:text-underline-style="wave" style:text-underline-width="auto" style:text-underline-color="font-color"/>
    </style:style>
    <style:style style:name="T11" style:family="text">
      <style:text-properties fo:color="#c9211e" loext:opacity="100%"/>
    </style:style>
    <style:style style:name="T12" style:family="text">
      <style:text-properties fo:color="#18a303" loext:opacity="100%"/>
    </style:style>
    <style:style style:name="T13" style:family="text">
      <style:text-properties fo:color="#1c99e0" loext:opacity="100%"/>
    </style:style>
    <style:style style:name="T14" style:family="text">
      <style:text-properties fo:color="#c254d2" loext:opacity="100%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none" style:text-line-through-type="none" fo:text-shadow="1pt 1pt" style:font-relief="none" loext:shadow="none"/>
    </style:style>
    <style:style style:name="T17" style:family="text">
      <style:text-properties style:text-line-through-style="solid" style:text-line-through-type="double"/>
    </style:style>
    <style:style style:name="T18" style:family="text">
      <style:text-properties style:font-relief="embossed"/>
    </style:style>
    <style:style style:name="T19" style:family="text">
      <style:text-properties style:text-outline="true" style:font-relief="none"/>
    </style:style>
    <style:style style:name="T20" style:family="text">
      <style:text-properties fo:font-variant="small-caps"/>
    </style:style>
    <style:style style:name="T21" style:family="text">
      <style:text-properties fo:text-transform="uppercase"/>
    </style:style>
    <style:style style:name="T2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1. Formato de caracteres</text:p>
      <text:p text:style-name="P1"/>
      <text:p text:style-name="P3">1. Utiliza el procesador de textos para editar el siguiente texto:</text:p>
      <text:p text:style-name="P3"/>
      <text:p text:style-name="P7">FORMATO DE FUENTE</text:p>
      <text:p text:style-name="P10">La opción <text:span text:style-name="T2">fuente</text:span> del menú <text:span text:style-name="T2">formato</text:span> se utiliza para cambiar el aspecto del texto que introducimos.</text:p>
      <text:p text:style-name="P8"><text:span text:style-name="T22">En esta opción podemos encontrar distintos tipos y tamaños de letra como por ejemplo:</text:span></text:p>
      <text:p text:style-name="P11">Verdana cursiva 10</text:p>
      <text:p text:style-name="P14">Tahoma negrita 11</text:p>
      <text:p text:style-name="P8">Arial 12</text:p>
      <text:p text:style-name="P13">Impact negrita 16</text:p>
      <text:p text:style-name="P16">Times new Roman negrita cursiva 8</text:p>
      <text:p text:style-name="P15">Distintos tipos y colores de subrayado como por ejemplo:</text:p>
      <text:p text:style-name="P9"><text:span text:style-name="T3">Sólo</text:span> <text:span text:style-name="T3">palabras</text:span>, <text:span text:style-name="T6">Subrayado doble</text:span>, <text:span text:style-name="T7">Punteado</text:span>, <text:span text:style-name="T4">Grueso</text:span>, <text:span text:style-name="T8">Raya</text:span>, <text:span text:style-name="T5">Punto raya</text:span>, <text:span text:style-name="T9">Punto punto raya</text:span>, <text:span text:style-name="T10">Onda</text:span><text:span text:style-name="T1">.</text:span></text:p>
      <text:p text:style-name="P12">Distintos colores para el texto como:</text:p>
      <text:p text:style-name="P6"><text:span text:style-name="T11">ROJO,</text:span> <text:span text:style-name="T12">VERDE,</text:span> <text:span text:style-name="T13">AZUL,</text:span> <text:span text:style-name="T14">FUCSIA</text:span></text:p>
      <text:p text:style-name="P5">Por último los efectos:</text:p>
      <text:p text:style-name="P4"><text:span text:style-name="T15">Tachado</text:span>, <text:span text:style-name="T17">Doble tachado</text:span>, <text:span text:style-name="T16">Sombra</text:span>, <text:span text:style-name="T19">Contorno</text:span>, <text:span text:style-name="T18">Relieve</text:span>, <text:span text:style-name="T20">VERSALES,</text:span> <text:span text:style-name="T21">MAYÚSCUL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mpact" svg:font-family="Impact" style:font-family-generic="swiss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8:15:26.768128644</meta:creation-date>
    <dc:date>2022-10-12T11:14:51.582617215</dc:date>
    <meta:editing-duration>PT6M53S</meta:editing-duration>
    <meta:editing-cycles>3</meta:editing-cycles>
    <meta:generator>LibreOffice/7.4.1.2$Linux_X86_64 LibreOffice_project/40$Build-2</meta:generator>
    <meta:document-statistic meta:table-count="0" meta:image-count="0" meta:object-count="0" meta:page-count="1" meta:paragraph-count="16" meta:word-count="110" meta:character-count="694" meta:non-whitespace-character-count="600"/>
  </office:meta>
</office:document-meta>
</file>